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shapes>
          <draw:frame draw:z-index="0" draw:style-name="gr1" draw:text-style-name="P1" svg:width="30.452cm" svg:height="17.212cm" svg:x="4.626cm" svg:y="0.106cm">
            <draw:object draw:notify-on-update-of-ranges="Лист1.A1:Лист1.A100 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1.75025187991788" calcext:value-type="float">
            <text:p>-1,75025187991788</text:p>
          </table:table-cell>
          <table:table-cell office:value-type="float" office:value="-1.14912405362751" calcext:value-type="float">
            <text:p>-1,14912405362751</text:p>
          </table:table-cell>
        </table:table-row>
        <table:table-row table:style-name="ro1">
          <table:table-cell office:value-type="float" office:value="0.915385013995094" calcext:value-type="float">
            <text:p>0,915385013995094</text:p>
          </table:table-cell>
          <table:table-cell office:value-type="float" office:value="1.84103469593492" calcext:value-type="float">
            <text:p>1,84103469593492</text:p>
          </table:table-cell>
        </table:table-row>
        <table:table-row table:style-name="ro1">
          <table:table-cell office:value-type="float" office:value="0.761654836090856" calcext:value-type="float">
            <text:p>0,761654836090856</text:p>
          </table:table-cell>
          <table:table-cell office:value-type="float" office:value="3.48410226929609" calcext:value-type="float">
            <text:p>3,48410226929609</text:p>
          </table:table-cell>
        </table:table-row>
        <table:table-row table:style-name="ro1">
          <table:table-cell office:value-type="float" office:value="0.609599729812821" calcext:value-type="float">
            <text:p>0,609599729812821</text:p>
          </table:table-cell>
          <table:table-cell office:value-type="float" office:value="2.26031050771241" calcext:value-type="float">
            <text:p>2,26031050771241</text:p>
          </table:table-cell>
        </table:table-row>
        <table:table-row table:style-name="ro1">
          <table:table-cell office:value-type="float" office:value="1.31248460686438" calcext:value-type="float">
            <text:p>1,31248460686438</text:p>
          </table:table-cell>
          <table:table-cell office:value-type="float" office:value="1.78358442746101" calcext:value-type="float">
            <text:p>1,78358442746101</text:p>
          </table:table-cell>
        </table:table-row>
        <table:table-row table:style-name="ro1">
          <table:table-cell office:value-type="float" office:value="-1.33424460867654" calcext:value-type="float">
            <text:p>-1,33424460867654</text:p>
          </table:table-cell>
          <table:table-cell office:value-type="float" office:value="-1.53213881689168" calcext:value-type="float">
            <text:p>-1,53213881689168</text:p>
          </table:table-cell>
        </table:table-row>
        <table:table-row table:style-name="ro1">
          <table:table-cell office:value-type="float" office:value="1.30235499680342" calcext:value-type="float">
            <text:p>1,30235499680342</text:p>
          </table:table-cell>
          <table:table-cell office:value-type="float" office:value="1.81333046683702" calcext:value-type="float">
            <text:p>1,81333046683702</text:p>
          </table:table-cell>
        </table:table-row>
        <table:table-row table:style-name="ro1">
          <table:table-cell office:value-type="float" office:value="-2.27982497350857" calcext:value-type="float">
            <text:p>-2,27982497350857</text:p>
          </table:table-cell>
          <table:table-cell office:value-type="float" office:value="-0.956723226658469" calcext:value-type="float">
            <text:p>-0,956723226658469</text:p>
          </table:table-cell>
        </table:table-row>
        <table:table-row table:style-name="ro1">
          <table:table-cell office:value-type="float" office:value="-1.2503355189287" calcext:value-type="float">
            <text:p>-1,2503355189287</text:p>
          </table:table-cell>
          <table:table-cell office:value-type="float" office:value="-1.40901607775151" calcext:value-type="float">
            <text:p>-1,40901607775151</text:p>
          </table:table-cell>
        </table:table-row>
        <table:table-row table:style-name="ro1">
          <table:table-cell office:value-type="float" office:value="-1.25376571730909" calcext:value-type="float">
            <text:p>-1,25376571730909</text:p>
          </table:table-cell>
          <table:table-cell office:value-type="float" office:value="-1.46025015287177" calcext:value-type="float">
            <text:p>-1,46025015287177</text:p>
          </table:table-cell>
        </table:table-row>
        <table:table-row table:style-name="ro1">
          <table:table-cell office:value-type="float" office:value="0.788140864834179" calcext:value-type="float">
            <text:p>0,788140864834179</text:p>
          </table:table-cell>
          <table:table-cell office:value-type="float" office:value="2.70749543002743" calcext:value-type="float">
            <text:p>2,70749543002743</text:p>
          </table:table-cell>
        </table:table-row>
        <table:table-row table:style-name="ro1">
          <table:table-cell office:value-type="float" office:value="1.09998200033118" calcext:value-type="float">
            <text:p>1,09998200033118</text:p>
          </table:table-cell>
          <table:table-cell office:value-type="float" office:value="2.07538241872257" calcext:value-type="float">
            <text:p>2,07538241872257</text:p>
          </table:table-cell>
        </table:table-row>
        <table:table-row table:style-name="ro1">
          <table:table-cell office:value-type="float" office:value="-1.88369601506925" calcext:value-type="float">
            <text:p>-1,88369601506925</text:p>
          </table:table-cell>
          <table:table-cell office:value-type="float" office:value="0.4512174644954" calcext:value-type="float">
            <text:p>0,4512174644954</text:p>
          </table:table-cell>
        </table:table-row>
        <table:table-row table:style-name="ro1">
          <table:table-cell office:value-type="float" office:value="1.12679418892006" calcext:value-type="float">
            <text:p>1,12679418892006</text:p>
          </table:table-cell>
          <table:table-cell office:value-type="float" office:value="1.84184916055129" calcext:value-type="float">
            <text:p>1,84184916055129</text:p>
          </table:table-cell>
        </table:table-row>
        <table:table-row table:style-name="ro1">
          <table:table-cell office:value-type="float" office:value="-0.867541304231395" calcext:value-type="float">
            <text:p>-0,867541304231395</text:p>
          </table:table-cell>
          <table:table-cell office:value-type="float" office:value="0.370757763864198" calcext:value-type="float">
            <text:p>0,370757763864198</text:p>
          </table:table-cell>
        </table:table-row>
        <table:table-row table:style-name="ro1">
          <table:table-cell office:value-type="float" office:value="1.20321533955197" calcext:value-type="float">
            <text:p>1,20321533955197</text:p>
          </table:table-cell>
          <table:table-cell office:value-type="float" office:value="3.09659614994787" calcext:value-type="float">
            <text:p>3,09659614994787</text:p>
          </table:table-cell>
        </table:table-row>
        <table:table-row table:style-name="ro1">
          <table:table-cell office:value-type="float" office:value="-1.86030530797493" calcext:value-type="float">
            <text:p>-1,86030530797493</text:p>
          </table:table-cell>
          <table:table-cell office:value-type="float" office:value="0.461192132871837" calcext:value-type="float">
            <text:p>0,461192132871837</text:p>
          </table:table-cell>
        </table:table-row>
        <table:table-row table:style-name="ro1">
          <table:table-cell office:value-type="float" office:value="0.786852842384015" calcext:value-type="float">
            <text:p>0,786852842384015</text:p>
          </table:table-cell>
          <table:table-cell office:value-type="float" office:value="2.26084114950323" calcext:value-type="float">
            <text:p>2,26084114950323</text:p>
          </table:table-cell>
        </table:table-row>
        <table:table-row table:style-name="ro1">
          <table:table-cell office:value-type="float" office:value="1.06047184422473" calcext:value-type="float">
            <text:p>1,06047184422473</text:p>
          </table:table-cell>
          <table:table-cell office:value-type="float" office:value="3.03942281457739" calcext:value-type="float">
            <text:p>3,03942281457739</text:p>
          </table:table-cell>
        </table:table-row>
        <table:table-row table:style-name="ro1">
          <table:table-cell office:value-type="float" office:value="0.79586395778371" calcext:value-type="float">
            <text:p>0,79586395778371</text:p>
          </table:table-cell>
          <table:table-cell office:value-type="float" office:value="1.25400648331994" calcext:value-type="float">
            <text:p>1,25400648331994</text:p>
          </table:table-cell>
        </table:table-row>
        <table:table-row table:style-name="ro1">
          <table:table-cell office:value-type="float" office:value="-0.785185378822461" calcext:value-type="float">
            <text:p>-0,785185378822461</text:p>
          </table:table-cell>
          <table:table-cell office:value-type="float" office:value="0.73642774565901" calcext:value-type="float">
            <text:p>0,73642774565901</text:p>
          </table:table-cell>
        </table:table-row>
        <table:table-row table:style-name="ro1">
          <table:table-cell office:value-type="float" office:value="-1.37799610204059" calcext:value-type="float">
            <text:p>-1,37799610204059</text:p>
          </table:table-cell>
          <table:table-cell office:value-type="float" office:value="0.264063670316991" calcext:value-type="float">
            <text:p>0,264063670316991</text:p>
          </table:table-cell>
        </table:table-row>
        <table:table-row table:style-name="ro1">
          <table:table-cell office:value-type="float" office:value="-0.568592584492824" calcext:value-type="float">
            <text:p>-0,568592584492824</text:p>
          </table:table-cell>
          <table:table-cell office:value-type="float" office:value="-0.099621969245808" calcext:value-type="float">
            <text:p>-0,099621969245808</text:p>
          </table:table-cell>
        </table:table-row>
        <table:table-row table:style-name="ro1">
          <table:table-cell office:value-type="float" office:value="0.608725765492588" calcext:value-type="float">
            <text:p>0,608725765492588</text:p>
          </table:table-cell>
          <table:table-cell office:value-type="float" office:value="2.85749127123046" calcext:value-type="float">
            <text:p>2,85749127123046</text:p>
          </table:table-cell>
        </table:table-row>
        <table:table-row table:style-name="ro1">
          <table:table-cell office:value-type="float" office:value="-2.31615632470763" calcext:value-type="float">
            <text:p>-2,31615632470763</text:p>
          </table:table-cell>
          <table:table-cell office:value-type="float" office:value="-0.309972129696476" calcext:value-type="float">
            <text:p>-0,309972129696476</text:p>
          </table:table-cell>
        </table:table-row>
        <table:table-row table:style-name="ro1">
          <table:table-cell office:value-type="float" office:value="-0.937546396266045" calcext:value-type="float">
            <text:p>-0,937546396266045</text:p>
          </table:table-cell>
          <table:table-cell office:value-type="float" office:value="-0.597977842773213" calcext:value-type="float">
            <text:p>-0,597977842773213</text:p>
          </table:table-cell>
        </table:table-row>
        <table:table-row table:style-name="ro1">
          <table:table-cell office:value-type="float" office:value="0.511014684856667" calcext:value-type="float">
            <text:p>0,511014684856667</text:p>
          </table:table-cell>
          <table:table-cell office:value-type="float" office:value="1.33319164910529" calcext:value-type="float">
            <text:p>1,33319164910529</text:p>
          </table:table-cell>
        </table:table-row>
        <table:table-row table:style-name="ro1">
          <table:table-cell office:value-type="float" office:value="0.499961672424889" calcext:value-type="float">
            <text:p>0,499961672424889</text:p>
          </table:table-cell>
          <table:table-cell office:value-type="float" office:value="2.5025798236779" calcext:value-type="float">
            <text:p>2,5025798236779</text:p>
          </table:table-cell>
        </table:table-row>
        <table:table-row table:style-name="ro1">
          <table:table-cell office:value-type="float" office:value="1.16454496300271" calcext:value-type="float">
            <text:p>1,16454496300271</text:p>
          </table:table-cell>
          <table:table-cell office:value-type="float" office:value="3.32442021356738" calcext:value-type="float">
            <text:p>3,32442021356738</text:p>
          </table:table-cell>
        </table:table-row>
        <table:table-row table:style-name="ro1">
          <table:table-cell office:value-type="float" office:value="-2.48901964633091" calcext:value-type="float">
            <text:p>-2,48901964633091</text:p>
          </table:table-cell>
          <table:table-cell office:value-type="float" office:value="-0.358187696047668" calcext:value-type="float">
            <text:p>-0,358187696047668</text:p>
          </table:table-cell>
        </table:table-row>
        <table:table-row table:style-name="ro1">
          <table:table-cell office:value-type="float" office:value="1.77318964956566" calcext:value-type="float">
            <text:p>1,77318964956566</text:p>
          </table:table-cell>
          <table:table-cell office:value-type="float" office:value="2.55076197124894" calcext:value-type="float">
            <text:p>2,55076197124894</text:p>
          </table:table-cell>
        </table:table-row>
        <table:table-row table:style-name="ro1">
          <table:table-cell office:value-type="float" office:value="0.89798431963525" calcext:value-type="float">
            <text:p>0,89798431963525</text:p>
          </table:table-cell>
          <table:table-cell office:value-type="float" office:value="1.68659825243934" calcext:value-type="float">
            <text:p>1,68659825243934</text:p>
          </table:table-cell>
        </table:table-row>
        <table:table-row table:style-name="ro1">
          <table:table-cell office:value-type="float" office:value="0.775605039327257" calcext:value-type="float">
            <text:p>0,775605039327257</text:p>
          </table:table-cell>
          <table:table-cell office:value-type="float" office:value="2.8784964992593" calcext:value-type="float">
            <text:p>2,8784964992593</text:p>
          </table:table-cell>
        </table:table-row>
        <table:table-row table:style-name="ro1">
          <table:table-cell office:value-type="float" office:value="0.872694179227389" calcext:value-type="float">
            <text:p>0,872694179227389</text:p>
          </table:table-cell>
          <table:table-cell office:value-type="float" office:value="1.87637527054169" calcext:value-type="float">
            <text:p>1,87637527054169</text:p>
          </table:table-cell>
        </table:table-row>
        <table:table-row table:style-name="ro1">
          <table:table-cell office:value-type="float" office:value="-2.03437378605861" calcext:value-type="float">
            <text:p>-2,03437378605861</text:p>
          </table:table-cell>
          <table:table-cell office:value-type="float" office:value="0.192024210527269" calcext:value-type="float">
            <text:p>0,192024210527269</text:p>
          </table:table-cell>
        </table:table-row>
        <table:table-row table:style-name="ro1">
          <table:table-cell office:value-type="float" office:value="-2.06107055843103" calcext:value-type="float">
            <text:p>-2,06107055843103</text:p>
          </table:table-cell>
          <table:table-cell office:value-type="float" office:value="0.491560559392182" calcext:value-type="float">
            <text:p>0,491560559392182</text:p>
          </table:table-cell>
        </table:table-row>
        <table:table-row table:style-name="ro1">
          <table:table-cell office:value-type="float" office:value="-1.7659427532801" calcext:value-type="float">
            <text:p>-1,7659427532801</text:p>
          </table:table-cell>
          <table:table-cell office:value-type="float" office:value="0.845471778718608" calcext:value-type="float">
            <text:p>0,845471778718608</text:p>
          </table:table-cell>
        </table:table-row>
        <table:table-row table:style-name="ro1">
          <table:table-cell office:value-type="float" office:value="-0.891794604774216" calcext:value-type="float">
            <text:p>-0,891794604774216</text:p>
          </table:table-cell>
          <table:table-cell office:value-type="float" office:value="-0.462550042259147" calcext:value-type="float">
            <text:p>-0,462550042259147</text:p>
          </table:table-cell>
        </table:table-row>
        <table:table-row table:style-name="ro1">
          <table:table-cell office:value-type="float" office:value="-1.52681395260162" calcext:value-type="float">
            <text:p>-1,52681395260162</text:p>
          </table:table-cell>
          <table:table-cell office:value-type="float" office:value="-1.07155097444867" calcext:value-type="float">
            <text:p>-1,07155097444867</text:p>
          </table:table-cell>
        </table:table-row>
        <table:table-row table:style-name="ro1">
          <table:table-cell office:value-type="float" office:value="-2.27346259786205" calcext:value-type="float">
            <text:p>-2,27346259786205</text:p>
          </table:table-cell>
          <table:table-cell office:value-type="float" office:value="0.131313804837817" calcext:value-type="float">
            <text:p>0,131313804837817</text:p>
          </table:table-cell>
        </table:table-row>
        <table:table-row table:style-name="ro1">
          <table:table-cell office:value-type="float" office:value="-0.912839553189369" calcext:value-type="float">
            <text:p>-0,912839553189369</text:p>
          </table:table-cell>
          <table:table-cell office:value-type="float" office:value="-1.2854848671133" calcext:value-type="float">
            <text:p>-1,2854848671133</text:p>
          </table:table-cell>
        </table:table-row>
        <table:table-row table:style-name="ro1">
          <table:table-cell office:value-type="float" office:value="1.66621751659182" calcext:value-type="float">
            <text:p>1,66621751659182</text:p>
          </table:table-cell>
          <table:table-cell office:value-type="float" office:value="2.08747801194281" calcext:value-type="float">
            <text:p>2,08747801194281</text:p>
          </table:table-cell>
        </table:table-row>
        <table:table-row table:style-name="ro1">
          <table:table-cell office:value-type="float" office:value="0.900692902383131" calcext:value-type="float">
            <text:p>0,900692902383131</text:p>
          </table:table-cell>
          <table:table-cell office:value-type="float" office:value="3.32257074042566" calcext:value-type="float">
            <text:p>3,32257074042566</text:p>
          </table:table-cell>
        </table:table-row>
        <table:table-row table:style-name="ro1">
          <table:table-cell office:value-type="float" office:value="-1.17942576482398" calcext:value-type="float">
            <text:p>-1,17942576482398</text:p>
          </table:table-cell>
          <table:table-cell office:value-type="float" office:value="0.237774312474164" calcext:value-type="float">
            <text:p>0,237774312474164</text:p>
          </table:table-cell>
        </table:table-row>
        <table:table-row table:style-name="ro1">
          <table:table-cell office:value-type="float" office:value="-1.6376830001533" calcext:value-type="float">
            <text:p>-1,6376830001533</text:p>
          </table:table-cell>
          <table:table-cell office:value-type="float" office:value="-0.866334773894711" calcext:value-type="float">
            <text:p>-0,866334773894711</text:p>
          </table:table-cell>
        </table:table-row>
        <table:table-row table:style-name="ro1">
          <table:table-cell office:value-type="float" office:value="0.979993292786269" calcext:value-type="float">
            <text:p>0,979993292786269</text:p>
          </table:table-cell>
          <table:table-cell office:value-type="float" office:value="2.2860515393571" calcext:value-type="float">
            <text:p>2,2860515393571</text:p>
          </table:table-cell>
        </table:table-row>
        <table:table-row table:style-name="ro1">
          <table:table-cell office:value-type="float" office:value="-1.98227560171239" calcext:value-type="float">
            <text:p>-1,98227560171239</text:p>
          </table:table-cell>
          <table:table-cell office:value-type="float" office:value="-0.358303356805185" calcext:value-type="float">
            <text:p>-0,358303356805185</text:p>
          </table:table-cell>
        </table:table-row>
        <table:table-row table:style-name="ro1">
          <table:table-cell office:value-type="float" office:value="-2.36561518227194" calcext:value-type="float">
            <text:p>-2,36561518227194</text:p>
          </table:table-cell>
          <table:table-cell office:value-type="float" office:value="-0.170748109557604" calcext:value-type="float">
            <text:p>-0,170748109557604</text:p>
          </table:table-cell>
        </table:table-row>
        <table:table-row table:style-name="ro1">
          <table:table-cell office:value-type="float" office:value="-0.124576936640608" calcext:value-type="float">
            <text:p>-0,124576936640608</text:p>
          </table:table-cell>
          <table:table-cell office:value-type="float" office:value="1.84900186816548" calcext:value-type="float">
            <text:p>1,84900186816548</text:p>
          </table:table-cell>
        </table:table-row>
        <table:table-row table:style-name="ro1">
          <table:table-cell office:value-type="float" office:value="0.221456817936597" calcext:value-type="float">
            <text:p>0,221456817936597</text:p>
          </table:table-cell>
          <table:table-cell office:value-type="float" office:value="1.93278874648136" calcext:value-type="float">
            <text:p>1,93278874648136</text:p>
          </table:table-cell>
        </table:table-row>
        <table:table-row table:style-name="ro1">
          <table:table-cell office:value-type="float" office:value="-0.118968625201352" calcext:value-type="float">
            <text:p>-0,118968625201352</text:p>
          </table:table-cell>
          <table:table-cell office:value-type="float" office:value="2.95281604558347" calcext:value-type="float">
            <text:p>2,95281604558347</text:p>
          </table:table-cell>
        </table:table-row>
        <table:table-row table:style-name="ro1">
          <table:table-cell office:value-type="float" office:value="-0.698617800209644" calcext:value-type="float">
            <text:p>-0,698617800209644</text:p>
          </table:table-cell>
          <table:table-cell office:value-type="float" office:value="-0.619115533229962" calcext:value-type="float">
            <text:p>-0,619115533229962</text:p>
          </table:table-cell>
        </table:table-row>
        <table:table-row table:style-name="ro1">
          <table:table-cell office:value-type="float" office:value="0.558942953749224" calcext:value-type="float">
            <text:p>0,558942953749224</text:p>
          </table:table-cell>
          <table:table-cell office:value-type="float" office:value="3.00072628490199" calcext:value-type="float">
            <text:p>3,00072628490199</text:p>
          </table:table-cell>
        </table:table-row>
        <table:table-row table:style-name="ro1">
          <table:table-cell office:value-type="float" office:value="0.332391523917428" calcext:value-type="float">
            <text:p>0,332391523917428</text:p>
          </table:table-cell>
          <table:table-cell office:value-type="float" office:value="2.47812398749631" calcext:value-type="float">
            <text:p>2,47812398749631</text:p>
          </table:table-cell>
        </table:table-row>
        <table:table-row table:style-name="ro1">
          <table:table-cell office:value-type="float" office:value="1.20769211422742" calcext:value-type="float">
            <text:p>1,20769211422742</text:p>
          </table:table-cell>
          <table:table-cell office:value-type="float" office:value="2.48208751459454" calcext:value-type="float">
            <text:p>2,48208751459454</text:p>
          </table:table-cell>
        </table:table-row>
        <table:table-row table:style-name="ro1">
          <table:table-cell office:value-type="float" office:value="1.6826371774632" calcext:value-type="float">
            <text:p>1,6826371774632</text:p>
          </table:table-cell>
          <table:table-cell office:value-type="float" office:value="1.72335852957124" calcext:value-type="float">
            <text:p>1,72335852957124</text:p>
          </table:table-cell>
        </table:table-row>
        <table:table-row table:style-name="ro1">
          <table:table-cell office:value-type="float" office:value="-2.23688285709813" calcext:value-type="float">
            <text:p>-2,23688285709813</text:p>
          </table:table-cell>
          <table:table-cell office:value-type="float" office:value="-0.931716729923185" calcext:value-type="float">
            <text:p>-0,931716729923185</text:p>
          </table:table-cell>
        </table:table-row>
        <table:table-row table:style-name="ro1">
          <table:table-cell office:value-type="float" office:value="-0.580004238754506" calcext:value-type="float">
            <text:p>-0,580004238754506</text:p>
          </table:table-cell>
          <table:table-cell office:value-type="float" office:value="-1.0547621529769" calcext:value-type="float">
            <text:p>-1,0547621529769</text:p>
          </table:table-cell>
        </table:table-row>
        <table:table-row table:style-name="ro1">
          <table:table-cell office:value-type="float" office:value="-1.27198433715271" calcext:value-type="float">
            <text:p>-1,27198433715271</text:p>
          </table:table-cell>
          <table:table-cell office:value-type="float" office:value="-1.2517027236135" calcext:value-type="float">
            <text:p>-1,2517027236135</text:p>
          </table:table-cell>
        </table:table-row>
        <table:table-row table:style-name="ro1">
          <table:table-cell office:value-type="float" office:value="1.18174814699364" calcext:value-type="float">
            <text:p>1,18174814699364</text:p>
          </table:table-cell>
          <table:table-cell office:value-type="float" office:value="2.26957194515654" calcext:value-type="float">
            <text:p>2,26957194515654</text:p>
          </table:table-cell>
        </table:table-row>
        <table:table-row table:style-name="ro1">
          <table:table-cell office:value-type="float" office:value="-1.92206196926851" calcext:value-type="float">
            <text:p>-1,92206196926851</text:p>
          </table:table-cell>
          <table:table-cell office:value-type="float" office:value="0.766490236736073" calcext:value-type="float">
            <text:p>0,766490236736073</text:p>
          </table:table-cell>
        </table:table-row>
        <table:table-row table:style-name="ro1">
          <table:table-cell office:value-type="float" office:value="-1.45324613271282" calcext:value-type="float">
            <text:p>-1,45324613271282</text:p>
          </table:table-cell>
          <table:table-cell office:value-type="float" office:value="0.374565957465125" calcext:value-type="float">
            <text:p>0,374565957465125</text:p>
          </table:table-cell>
        </table:table-row>
        <table:table-row table:style-name="ro1">
          <table:table-cell office:value-type="float" office:value="0.0332709680546186" calcext:value-type="float">
            <text:p>0,0332709680546186</text:p>
          </table:table-cell>
          <table:table-cell office:value-type="float" office:value="1.46570982965809" calcext:value-type="float">
            <text:p>1,46570982965809</text:p>
          </table:table-cell>
        </table:table-row>
        <table:table-row table:style-name="ro1">
          <table:table-cell office:value-type="float" office:value="-2.04897263013321" calcext:value-type="float">
            <text:p>-2,04897263013321</text:p>
          </table:table-cell>
          <table:table-cell office:value-type="float" office:value="-1.02338151631081" calcext:value-type="float">
            <text:p>-1,02338151631081</text:p>
          </table:table-cell>
        </table:table-row>
        <table:table-row table:style-name="ro1">
          <table:table-cell office:value-type="float" office:value="-0.58510223342768" calcext:value-type="float">
            <text:p>-0,58510223342768</text:p>
          </table:table-cell>
          <table:table-cell office:value-type="float" office:value="0.176574163917031" calcext:value-type="float">
            <text:p>0,176574163917031</text:p>
          </table:table-cell>
        </table:table-row>
        <table:table-row table:style-name="ro1">
          <table:table-cell office:value-type="float" office:value="-2.2441415532406" calcext:value-type="float">
            <text:p>-2,2441415532406</text:p>
          </table:table-cell>
          <table:table-cell office:value-type="float" office:value="-0.250298183775722" calcext:value-type="float">
            <text:p>-0,250298183775722</text:p>
          </table:table-cell>
        </table:table-row>
        <table:table-row table:style-name="ro1">
          <table:table-cell office:value-type="float" office:value="-1.4590752101609" calcext:value-type="float">
            <text:p>-1,4590752101609</text:p>
          </table:table-cell>
          <table:table-cell office:value-type="float" office:value="0.434367861681996" calcext:value-type="float">
            <text:p>0,434367861681996</text:p>
          </table:table-cell>
        </table:table-row>
        <table:table-row table:style-name="ro1">
          <table:table-cell office:value-type="float" office:value="1.53740196072795" calcext:value-type="float">
            <text:p>1,53740196072795</text:p>
          </table:table-cell>
          <table:table-cell office:value-type="float" office:value="2.87755005890672" calcext:value-type="float">
            <text:p>2,87755005890672</text:p>
          </table:table-cell>
        </table:table-row>
        <table:table-row table:style-name="ro1">
          <table:table-cell office:value-type="float" office:value="-1.98881569035272" calcext:value-type="float">
            <text:p>-1,98881569035272</text:p>
          </table:table-cell>
          <table:table-cell office:value-type="float" office:value="0.0211259648586493" calcext:value-type="float">
            <text:p>0,0211259648586493</text:p>
          </table:table-cell>
        </table:table-row>
        <table:table-row table:style-name="ro1">
          <table:table-cell office:value-type="float" office:value="-0.960165772140282" calcext:value-type="float">
            <text:p>-0,960165772140282</text:p>
          </table:table-cell>
          <table:table-cell office:value-type="float" office:value="0.510650267698538" calcext:value-type="float">
            <text:p>0,510650267698538</text:p>
          </table:table-cell>
        </table:table-row>
        <table:table-row table:style-name="ro1">
          <table:table-cell office:value-type="float" office:value="0.865897851615129" calcext:value-type="float">
            <text:p>0,865897851615129</text:p>
          </table:table-cell>
          <table:table-cell office:value-type="float" office:value="2.00993128086989" calcext:value-type="float">
            <text:p>2,00993128086989</text:p>
          </table:table-cell>
        </table:table-row>
        <table:table-row table:style-name="ro1">
          <table:table-cell office:value-type="float" office:value="-1.21924506418314" calcext:value-type="float">
            <text:p>-1,21924506418314</text:p>
          </table:table-cell>
          <table:table-cell office:value-type="float" office:value="0.565971287554529" calcext:value-type="float">
            <text:p>0,565971287554529</text:p>
          </table:table-cell>
        </table:table-row>
        <table:table-row table:style-name="ro1">
          <table:table-cell office:value-type="float" office:value="1.15113087819134" calcext:value-type="float">
            <text:p>1,15113087819134</text:p>
          </table:table-cell>
          <table:table-cell office:value-type="float" office:value="2.72749663909061" calcext:value-type="float">
            <text:p>2,72749663909061</text:p>
          </table:table-cell>
        </table:table-row>
        <table:table-row table:style-name="ro1">
          <table:table-cell office:value-type="float" office:value="-1.19171883503138" calcext:value-type="float">
            <text:p>-1,19171883503138</text:p>
          </table:table-cell>
          <table:table-cell office:value-type="float" office:value="0.574420067542102" calcext:value-type="float">
            <text:p>0,574420067542102</text:p>
          </table:table-cell>
        </table:table-row>
        <table:table-row table:style-name="ro1">
          <table:table-cell office:value-type="float" office:value="1.24361304518762" calcext:value-type="float">
            <text:p>1,24361304518762</text:p>
          </table:table-cell>
          <table:table-cell office:value-type="float" office:value="1.33329350116863" calcext:value-type="float">
            <text:p>1,33329350116863</text:p>
          </table:table-cell>
        </table:table-row>
        <table:table-row table:style-name="ro1">
          <table:table-cell office:value-type="float" office:value="-0.579204332227089" calcext:value-type="float">
            <text:p>-0,579204332227089</text:p>
          </table:table-cell>
          <table:table-cell office:value-type="float" office:value="0.439820651288086" calcext:value-type="float">
            <text:p>0,439820651288086</text:p>
          </table:table-cell>
        </table:table-row>
        <table:table-row table:style-name="ro1">
          <table:table-cell office:value-type="float" office:value="0.62131787719848" calcext:value-type="float">
            <text:p>0,62131787719848</text:p>
          </table:table-cell>
          <table:table-cell office:value-type="float" office:value="2.05504783298239" calcext:value-type="float">
            <text:p>2,05504783298239</text:p>
          </table:table-cell>
        </table:table-row>
        <table:table-row table:style-name="ro1">
          <table:table-cell office:value-type="float" office:value="0.486710009666363" calcext:value-type="float">
            <text:p>0,486710009666363</text:p>
          </table:table-cell>
          <table:table-cell office:value-type="float" office:value="3.23124628257549" calcext:value-type="float">
            <text:p>3,23124628257549</text:p>
          </table:table-cell>
        </table:table-row>
        <table:table-row table:style-name="ro1">
          <table:table-cell office:value-type="float" office:value="0.328780907056487" calcext:value-type="float">
            <text:p>0,328780907056487</text:p>
          </table:table-cell>
          <table:table-cell office:value-type="float" office:value="3.10075486256993" calcext:value-type="float">
            <text:p>3,10075486256993</text:p>
          </table:table-cell>
        </table:table-row>
        <table:table-row table:style-name="ro1">
          <table:table-cell office:value-type="float" office:value="-0.811349081591699" calcext:value-type="float">
            <text:p>-0,811349081591699</text:p>
          </table:table-cell>
          <table:table-cell office:value-type="float" office:value="-0.970493976321507" calcext:value-type="float">
            <text:p>-0,970493976321507</text:p>
          </table:table-cell>
        </table:table-row>
        <table:table-row table:style-name="ro1">
          <table:table-cell office:value-type="float" office:value="1.21722803412499" calcext:value-type="float">
            <text:p>1,21722803412499</text:p>
          </table:table-cell>
          <table:table-cell office:value-type="float" office:value="1.39900793336118" calcext:value-type="float">
            <text:p>1,39900793336118</text:p>
          </table:table-cell>
        </table:table-row>
        <table:table-row table:style-name="ro1">
          <table:table-cell office:value-type="float" office:value="0.390683062747303" calcext:value-type="float">
            <text:p>0,390683062747303</text:p>
          </table:table-cell>
          <table:table-cell office:value-type="float" office:value="1.31438684512036" calcext:value-type="float">
            <text:p>1,31438684512036</text:p>
          </table:table-cell>
        </table:table-row>
        <table:table-row table:style-name="ro1">
          <table:table-cell office:value-type="float" office:value="-0.185106580320508" calcext:value-type="float">
            <text:p>-0,185106580320508</text:p>
          </table:table-cell>
          <table:table-cell office:value-type="float" office:value="2.41183789134909" calcext:value-type="float">
            <text:p>2,41183789134909</text:p>
          </table:table-cell>
        </table:table-row>
        <table:table-row table:style-name="ro1">
          <table:table-cell office:value-type="float" office:value="-0.663993944548135" calcext:value-type="float">
            <text:p>-0,663993944548135</text:p>
          </table:table-cell>
          <table:table-cell office:value-type="float" office:value="-0.0778684255338207" calcext:value-type="float">
            <text:p>-0,0778684255338207</text:p>
          </table:table-cell>
        </table:table-row>
        <table:table-row table:style-name="ro1">
          <table:table-cell office:value-type="float" office:value="-1.40133164773306" calcext:value-type="float">
            <text:p>-1,40133164773306</text:p>
          </table:table-cell>
          <table:table-cell office:value-type="float" office:value="0.922697832019589" calcext:value-type="float">
            <text:p>0,922697832019589</text:p>
          </table:table-cell>
        </table:table-row>
        <table:table-row table:style-name="ro1">
          <table:table-cell office:value-type="float" office:value="0.706879336846517" calcext:value-type="float">
            <text:p>0,706879336846517</text:p>
          </table:table-cell>
          <table:table-cell office:value-type="float" office:value="1.36054679796713" calcext:value-type="float">
            <text:p>1,36054679796713</text:p>
          </table:table-cell>
        </table:table-row>
        <table:table-row table:style-name="ro1">
          <table:table-cell office:value-type="float" office:value="-1.68924316142099" calcext:value-type="float">
            <text:p>-1,68924316142099</text:p>
          </table:table-cell>
          <table:table-cell office:value-type="float" office:value="-0.738872612625757" calcext:value-type="float">
            <text:p>-0,738872612625757</text:p>
          </table:table-cell>
        </table:table-row>
        <table:table-row table:style-name="ro1">
          <table:table-cell office:value-type="float" office:value="-1.78965021353565" calcext:value-type="float">
            <text:p>-1,78965021353565</text:p>
          </table:table-cell>
          <table:table-cell office:value-type="float" office:value="-0.0883553206680035" calcext:value-type="float">
            <text:p>-0,0883553206680035</text:p>
          </table:table-cell>
        </table:table-row>
        <table:table-row table:style-name="ro1">
          <table:table-cell office:value-type="float" office:value="0.42839302933654" calcext:value-type="float">
            <text:p>0,42839302933654</text:p>
          </table:table-cell>
          <table:table-cell office:value-type="float" office:value="2.04857873821176" calcext:value-type="float">
            <text:p>2,04857873821176</text:p>
          </table:table-cell>
        </table:table-row>
        <table:table-row table:style-name="ro1">
          <table:table-cell office:value-type="float" office:value="-1.87335610346774" calcext:value-type="float">
            <text:p>-1,87335610346774</text:p>
          </table:table-cell>
          <table:table-cell office:value-type="float" office:value="0.417193539200637" calcext:value-type="float">
            <text:p>0,417193539200637</text:p>
          </table:table-cell>
        </table:table-row>
        <table:table-row table:style-name="ro1">
          <table:table-cell office:value-type="float" office:value="1.07271627982288" calcext:value-type="float">
            <text:p>1,07271627982288</text:p>
          </table:table-cell>
          <table:table-cell office:value-type="float" office:value="2.23923856964173" calcext:value-type="float">
            <text:p>2,23923856964173</text:p>
          </table:table-cell>
        </table:table-row>
        <table:table-row table:style-name="ro1">
          <table:table-cell office:value-type="float" office:value="0.0658377367460374" calcext:value-type="float">
            <text:p>0,0658377367460374</text:p>
          </table:table-cell>
          <table:table-cell office:value-type="float" office:value="2.61419473295013" calcext:value-type="float">
            <text:p>2,61419473295013</text:p>
          </table:table-cell>
        </table:table-row>
        <table:table-row table:style-name="ro1">
          <table:table-cell office:value-type="float" office:value="-1.51402787070582" calcext:value-type="float">
            <text:p>-1,51402787070582</text:p>
          </table:table-cell>
          <table:table-cell office:value-type="float" office:value="-1.36686417613213" calcext:value-type="float">
            <text:p>-1,36686417613213</text:p>
          </table:table-cell>
        </table:table-row>
        <table:table-row table:style-name="ro1">
          <table:table-cell office:value-type="float" office:value="-1.00945885920632" calcext:value-type="float">
            <text:p>-1,00945885920632</text:p>
          </table:table-cell>
          <table:table-cell office:value-type="float" office:value="-0.308289422701374" calcext:value-type="float">
            <text:p>-0,308289422701374</text:p>
          </table:table-cell>
        </table:table-row>
        <table:table-row table:style-name="ro1">
          <table:table-cell office:value-type="float" office:value="0.535662659454279" calcext:value-type="float">
            <text:p>0,535662659454279</text:p>
          </table:table-cell>
          <table:table-cell office:value-type="float" office:value="2.27956668973605" calcext:value-type="float">
            <text:p>2,27956668973605</text:p>
          </table:table-cell>
        </table:table-row>
        <table:table-row table:style-name="ro1">
          <table:table-cell office:value-type="float" office:value="1.65179395796089" calcext:value-type="float">
            <text:p>1,65179395796089</text:p>
          </table:table-cell>
          <table:table-cell office:value-type="float" office:value="2.47017646661921" calcext:value-type="float">
            <text:p>2,47017646661921</text:p>
          </table:table-cell>
        </table:table-row>
        <table:table-row table:style-name="ro1">
          <table:table-cell office:value-type="float" office:value="-2.37139580277823" calcext:value-type="float">
            <text:p>-2,37139580277823</text:p>
          </table:table-cell>
          <table:table-cell office:value-type="float" office:value="-0.320999551073633" calcext:value-type="float">
            <text:p>-0,320999551073633</text:p>
          </table:table-cell>
        </table:table-row>
        <table:table-row table:style-name="ro1">
          <table:table-cell office:value-type="float" office:value="1.2911663561217" calcext:value-type="float">
            <text:p>1,2911663561217</text:p>
          </table:table-cell>
          <table:table-cell office:value-type="float" office:value="1.28033489488564" calcext:value-type="float">
            <text:p>1,28033489488564</text:p>
          </table:table-cell>
        </table:table-row>
        <table:table-row table:style-name="ro1">
          <table:table-cell office:value-type="float" office:value="0.334437798835095" calcext:value-type="float">
            <text:p>0,334437798835095</text:p>
          </table:table-cell>
          <table:table-cell office:value-type="float" office:value="1.04253200594934" calcext:value-type="float">
            <text:p>1,04253200594934</text:p>
          </table:table-cell>
        </table:table-row>
        <table:table-row table:style-name="ro1">
          <table:table-cell office:value-type="float" office:value="-0.686289955650969" calcext:value-type="float">
            <text:p>-0,686289955650969</text:p>
          </table:table-cell>
          <table:table-cell office:value-type="float" office:value="-0.414795387066422" calcext:value-type="float">
            <text:p>-0,414795387066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20:42:46.622967200</meta:creation-date>
    <dc:date>2026-04-18T20:47:16.390191400</dc:date>
    <meta:editing-duration>PT4M29S</meta:editing-duration>
    <meta:editing-cycles>1</meta:editing-cycles>
    <meta:document-statistic meta:table-count="1" meta:cell-count="200" meta:object-count="1"/>
    <meta:generator>LibreOffice/26.2.1.2$Windows_X86_64 LibreOffice_project/620$Build-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453cm" svg:height="17.213cm" xlink:href=".." xlink:type="simple" chart:class="chart:scatter" chart:style-name="ch1">
        <chart:legend chart:legend-position="end" svg:x="27.99cm" svg:y="8.307cm" style:legend-expansion="high" chart:style-name="ch2"/>
        <chart:plot-area chart:style-name="ch3" svg:x="0.609cm" svg:y="0.344cm" svg:width="26.772cm" svg:height="16.525cm">
          <chart:coordinate-region svg:x="1.171cm" svg:y="0.344cm" svg:width="26.069cm" svg:height="16.32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:Лист1.B100" chart:class="chart:scatter">
            <chart:domain table:cell-range-address="Лист1.A1:Лист1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75025187991788">
                <text:p>-1.75025187991788</text:p>
                <draw:g>
                  <svg:desc>Лист1.A1:Лист1.A100</svg:desc>
                </draw:g>
              </table:table-cell>
              <table:table-cell office:value-type="float" office:value="-1.14912405362751">
                <text:p>-1.14912405362751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5385013995094">
                <text:p>0.915385013995094</text:p>
              </table:table-cell>
              <table:table-cell office:value-type="float" office:value="1.84103469593492">
                <text:p>1.84103469593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1654836090856">
                <text:p>0.761654836090856</text:p>
              </table:table-cell>
              <table:table-cell office:value-type="float" office:value="3.48410226929609">
                <text:p>3.48410226929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599729812821">
                <text:p>0.609599729812821</text:p>
              </table:table-cell>
              <table:table-cell office:value-type="float" office:value="2.26031050771241">
                <text:p>2.26031050771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1248460686438">
                <text:p>1.31248460686438</text:p>
              </table:table-cell>
              <table:table-cell office:value-type="float" office:value="1.78358442746101">
                <text:p>1.78358442746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3424460867654">
                <text:p>-1.33424460867654</text:p>
              </table:table-cell>
              <table:table-cell office:value-type="float" office:value="-1.53213881689168">
                <text:p>-1.53213881689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235499680342">
                <text:p>1.30235499680342</text:p>
              </table:table-cell>
              <table:table-cell office:value-type="float" office:value="1.81333046683702">
                <text:p>1.81333046683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27982497350857">
                <text:p>-2.27982497350857</text:p>
              </table:table-cell>
              <table:table-cell office:value-type="float" office:value="-0.956723226658469">
                <text:p>-0.956723226658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503355189287">
                <text:p>-1.2503355189287</text:p>
              </table:table-cell>
              <table:table-cell office:value-type="float" office:value="-1.40901607775151">
                <text:p>-1.40901607775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5376571730909">
                <text:p>-1.25376571730909</text:p>
              </table:table-cell>
              <table:table-cell office:value-type="float" office:value="-1.46025015287177">
                <text:p>-1.46025015287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8140864834179">
                <text:p>0.788140864834179</text:p>
              </table:table-cell>
              <table:table-cell office:value-type="float" office:value="2.70749543002743">
                <text:p>2.70749543002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998200033118">
                <text:p>1.09998200033118</text:p>
              </table:table-cell>
              <table:table-cell office:value-type="float" office:value="2.07538241872257">
                <text:p>2.07538241872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8369601506925">
                <text:p>-1.88369601506925</text:p>
              </table:table-cell>
              <table:table-cell office:value-type="float" office:value="0.4512174644954">
                <text:p>0.4512174644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2679418892006">
                <text:p>1.12679418892006</text:p>
              </table:table-cell>
              <table:table-cell office:value-type="float" office:value="1.84184916055129">
                <text:p>1.84184916055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7541304231395">
                <text:p>-0.867541304231395</text:p>
              </table:table-cell>
              <table:table-cell office:value-type="float" office:value="0.370757763864198">
                <text:p>0.370757763864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321533955197">
                <text:p>1.20321533955197</text:p>
              </table:table-cell>
              <table:table-cell office:value-type="float" office:value="3.09659614994787">
                <text:p>3.09659614994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6030530797493">
                <text:p>-1.86030530797493</text:p>
              </table:table-cell>
              <table:table-cell office:value-type="float" office:value="0.461192132871837">
                <text:p>0.461192132871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6852842384015">
                <text:p>0.786852842384015</text:p>
              </table:table-cell>
              <table:table-cell office:value-type="float" office:value="2.26084114950323">
                <text:p>2.26084114950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047184422473">
                <text:p>1.06047184422473</text:p>
              </table:table-cell>
              <table:table-cell office:value-type="float" office:value="3.03942281457739">
                <text:p>3.03942281457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586395778371">
                <text:p>0.79586395778371</text:p>
              </table:table-cell>
              <table:table-cell office:value-type="float" office:value="1.25400648331994">
                <text:p>1.25400648331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85185378822461">
                <text:p>-0.785185378822461</text:p>
              </table:table-cell>
              <table:table-cell office:value-type="float" office:value="0.73642774565901">
                <text:p>0.73642774565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37799610204059">
                <text:p>-1.37799610204059</text:p>
              </table:table-cell>
              <table:table-cell office:value-type="float" office:value="0.264063670316991">
                <text:p>0.264063670316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68592584492824">
                <text:p>-0.568592584492824</text:p>
              </table:table-cell>
              <table:table-cell office:value-type="float" office:value="-0.099621969245808">
                <text:p>-0.099621969245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8725765492588">
                <text:p>0.608725765492588</text:p>
              </table:table-cell>
              <table:table-cell office:value-type="float" office:value="2.85749127123046">
                <text:p>2.85749127123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31615632470763">
                <text:p>-2.31615632470763</text:p>
              </table:table-cell>
              <table:table-cell office:value-type="float" office:value="-0.309972129696476">
                <text:p>-0.309972129696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37546396266045">
                <text:p>-0.937546396266045</text:p>
              </table:table-cell>
              <table:table-cell office:value-type="float" office:value="-0.597977842773213">
                <text:p>-0.597977842773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1014684856667">
                <text:p>0.511014684856667</text:p>
              </table:table-cell>
              <table:table-cell office:value-type="float" office:value="1.33319164910529">
                <text:p>1.33319164910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9961672424889">
                <text:p>0.499961672424889</text:p>
              </table:table-cell>
              <table:table-cell office:value-type="float" office:value="2.5025798236779">
                <text:p>2.5025798236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454496300271">
                <text:p>1.16454496300271</text:p>
              </table:table-cell>
              <table:table-cell office:value-type="float" office:value="3.32442021356738">
                <text:p>3.32442021356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48901964633091">
                <text:p>-2.48901964633091</text:p>
              </table:table-cell>
              <table:table-cell office:value-type="float" office:value="-0.358187696047668">
                <text:p>-0.358187696047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7318964956566">
                <text:p>1.77318964956566</text:p>
              </table:table-cell>
              <table:table-cell office:value-type="float" office:value="2.55076197124894">
                <text:p>2.55076197124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798431963525">
                <text:p>0.89798431963525</text:p>
              </table:table-cell>
              <table:table-cell office:value-type="float" office:value="1.68659825243934">
                <text:p>1.68659825243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75605039327257">
                <text:p>0.775605039327257</text:p>
              </table:table-cell>
              <table:table-cell office:value-type="float" office:value="2.8784964992593">
                <text:p>2.8784964992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2694179227389">
                <text:p>0.872694179227389</text:p>
              </table:table-cell>
              <table:table-cell office:value-type="float" office:value="1.87637527054169">
                <text:p>1.87637527054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03437378605861">
                <text:p>-2.03437378605861</text:p>
              </table:table-cell>
              <table:table-cell office:value-type="float" office:value="0.192024210527269">
                <text:p>0.1920242105272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06107055843103">
                <text:p>-2.06107055843103</text:p>
              </table:table-cell>
              <table:table-cell office:value-type="float" office:value="0.491560559392182">
                <text:p>0.491560559392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7659427532801">
                <text:p>-1.7659427532801</text:p>
              </table:table-cell>
              <table:table-cell office:value-type="float" office:value="0.845471778718608">
                <text:p>0.845471778718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91794604774216">
                <text:p>-0.891794604774216</text:p>
              </table:table-cell>
              <table:table-cell office:value-type="float" office:value="-0.462550042259147">
                <text:p>-0.462550042259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2681395260162">
                <text:p>-1.52681395260162</text:p>
              </table:table-cell>
              <table:table-cell office:value-type="float" office:value="-1.07155097444867">
                <text:p>-1.07155097444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7346259786205">
                <text:p>-2.27346259786205</text:p>
              </table:table-cell>
              <table:table-cell office:value-type="float" office:value="0.131313804837817">
                <text:p>0.131313804837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12839553189369">
                <text:p>-0.912839553189369</text:p>
              </table:table-cell>
              <table:table-cell office:value-type="float" office:value="-1.2854848671133">
                <text:p>-1.2854848671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6621751659182">
                <text:p>1.66621751659182</text:p>
              </table:table-cell>
              <table:table-cell office:value-type="float" office:value="2.08747801194281">
                <text:p>2.08747801194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0692902383131">
                <text:p>0.900692902383131</text:p>
              </table:table-cell>
              <table:table-cell office:value-type="float" office:value="3.32257074042566">
                <text:p>3.322570740425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7942576482398">
                <text:p>-1.17942576482398</text:p>
              </table:table-cell>
              <table:table-cell office:value-type="float" office:value="0.237774312474164">
                <text:p>0.237774312474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376830001533">
                <text:p>-1.6376830001533</text:p>
              </table:table-cell>
              <table:table-cell office:value-type="float" office:value="-0.866334773894711">
                <text:p>-0.8663347738947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9993292786269">
                <text:p>0.979993292786269</text:p>
              </table:table-cell>
              <table:table-cell office:value-type="float" office:value="2.2860515393571">
                <text:p>2.2860515393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98227560171239">
                <text:p>-1.98227560171239</text:p>
              </table:table-cell>
              <table:table-cell office:value-type="float" office:value="-0.358303356805185">
                <text:p>-0.3583033568051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36561518227194">
                <text:p>-2.36561518227194</text:p>
              </table:table-cell>
              <table:table-cell office:value-type="float" office:value="-0.170748109557604">
                <text:p>-0.170748109557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24576936640608">
                <text:p>-0.124576936640608</text:p>
              </table:table-cell>
              <table:table-cell office:value-type="float" office:value="1.84900186816548">
                <text:p>1.8490018681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1456817936597">
                <text:p>0.221456817936597</text:p>
              </table:table-cell>
              <table:table-cell office:value-type="float" office:value="1.93278874648136">
                <text:p>1.93278874648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18968625201352">
                <text:p>-0.118968625201352</text:p>
              </table:table-cell>
              <table:table-cell office:value-type="float" office:value="2.95281604558347">
                <text:p>2.95281604558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98617800209644">
                <text:p>-0.698617800209644</text:p>
              </table:table-cell>
              <table:table-cell office:value-type="float" office:value="-0.619115533229962">
                <text:p>-0.619115533229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8942953749224">
                <text:p>0.558942953749224</text:p>
              </table:table-cell>
              <table:table-cell office:value-type="float" office:value="3.00072628490199">
                <text:p>3.00072628490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2391523917428">
                <text:p>0.332391523917428</text:p>
              </table:table-cell>
              <table:table-cell office:value-type="float" office:value="2.47812398749631">
                <text:p>2.478123987496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0769211422742">
                <text:p>1.20769211422742</text:p>
              </table:table-cell>
              <table:table-cell office:value-type="float" office:value="2.48208751459454">
                <text:p>2.48208751459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826371774632">
                <text:p>1.6826371774632</text:p>
              </table:table-cell>
              <table:table-cell office:value-type="float" office:value="1.72335852957124">
                <text:p>1.72335852957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23688285709813">
                <text:p>-2.23688285709813</text:p>
              </table:table-cell>
              <table:table-cell office:value-type="float" office:value="-0.931716729923185">
                <text:p>-0.9317167299231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80004238754506">
                <text:p>-0.580004238754506</text:p>
              </table:table-cell>
              <table:table-cell office:value-type="float" office:value="-1.0547621529769">
                <text:p>-1.0547621529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27198433715271">
                <text:p>-1.27198433715271</text:p>
              </table:table-cell>
              <table:table-cell office:value-type="float" office:value="-1.2517027236135">
                <text:p>-1.2517027236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174814699364">
                <text:p>1.18174814699364</text:p>
              </table:table-cell>
              <table:table-cell office:value-type="float" office:value="2.26957194515654">
                <text:p>2.26957194515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92206196926851">
                <text:p>-1.92206196926851</text:p>
              </table:table-cell>
              <table:table-cell office:value-type="float" office:value="0.766490236736073">
                <text:p>0.7664902367360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45324613271282">
                <text:p>-1.45324613271282</text:p>
              </table:table-cell>
              <table:table-cell office:value-type="float" office:value="0.374565957465125">
                <text:p>0.374565957465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32709680546186">
                <text:p>0.0332709680546186</text:p>
              </table:table-cell>
              <table:table-cell office:value-type="float" office:value="1.46570982965809">
                <text:p>1.465709829658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04897263013321">
                <text:p>-2.04897263013321</text:p>
              </table:table-cell>
              <table:table-cell office:value-type="float" office:value="-1.02338151631081">
                <text:p>-1.023381516310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510223342768">
                <text:p>-0.58510223342768</text:p>
              </table:table-cell>
              <table:table-cell office:value-type="float" office:value="0.176574163917031">
                <text:p>0.1765741639170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2441415532406">
                <text:p>-2.2441415532406</text:p>
              </table:table-cell>
              <table:table-cell office:value-type="float" office:value="-0.250298183775722">
                <text:p>-0.2502981837757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4590752101609">
                <text:p>-1.4590752101609</text:p>
              </table:table-cell>
              <table:table-cell office:value-type="float" office:value="0.434367861681996">
                <text:p>0.434367861681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3740196072795">
                <text:p>1.53740196072795</text:p>
              </table:table-cell>
              <table:table-cell office:value-type="float" office:value="2.87755005890672">
                <text:p>2.877550058906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98881569035272">
                <text:p>-1.98881569035272</text:p>
              </table:table-cell>
              <table:table-cell office:value-type="float" office:value="0.0211259648586493">
                <text:p>0.02112596485864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60165772140282">
                <text:p>-0.960165772140282</text:p>
              </table:table-cell>
              <table:table-cell office:value-type="float" office:value="0.510650267698538">
                <text:p>0.510650267698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5897851615129">
                <text:p>0.865897851615129</text:p>
              </table:table-cell>
              <table:table-cell office:value-type="float" office:value="2.00993128086989">
                <text:p>2.00993128086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21924506418314">
                <text:p>-1.21924506418314</text:p>
              </table:table-cell>
              <table:table-cell office:value-type="float" office:value="0.565971287554529">
                <text:p>0.5659712875545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5113087819134">
                <text:p>1.15113087819134</text:p>
              </table:table-cell>
              <table:table-cell office:value-type="float" office:value="2.72749663909061">
                <text:p>2.72749663909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9171883503138">
                <text:p>-1.19171883503138</text:p>
              </table:table-cell>
              <table:table-cell office:value-type="float" office:value="0.574420067542102">
                <text:p>0.574420067542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4361304518762">
                <text:p>1.24361304518762</text:p>
              </table:table-cell>
              <table:table-cell office:value-type="float" office:value="1.33329350116863">
                <text:p>1.333293501168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79204332227089">
                <text:p>-0.579204332227089</text:p>
              </table:table-cell>
              <table:table-cell office:value-type="float" office:value="0.439820651288086">
                <text:p>0.4398206512880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131787719848">
                <text:p>0.62131787719848</text:p>
              </table:table-cell>
              <table:table-cell office:value-type="float" office:value="2.05504783298239">
                <text:p>2.055047832982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710009666363">
                <text:p>0.486710009666363</text:p>
              </table:table-cell>
              <table:table-cell office:value-type="float" office:value="3.23124628257549">
                <text:p>3.23124628257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8780907056487">
                <text:p>0.328780907056487</text:p>
              </table:table-cell>
              <table:table-cell office:value-type="float" office:value="3.10075486256993">
                <text:p>3.10075486256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811349081591699">
                <text:p>-0.811349081591699</text:p>
              </table:table-cell>
              <table:table-cell office:value-type="float" office:value="-0.970493976321507">
                <text:p>-0.9704939763215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1722803412499">
                <text:p>1.21722803412499</text:p>
              </table:table-cell>
              <table:table-cell office:value-type="float" office:value="1.39900793336118">
                <text:p>1.39900793336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90683062747303">
                <text:p>0.390683062747303</text:p>
              </table:table-cell>
              <table:table-cell office:value-type="float" office:value="1.31438684512036">
                <text:p>1.31438684512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5106580320508">
                <text:p>-0.185106580320508</text:p>
              </table:table-cell>
              <table:table-cell office:value-type="float" office:value="2.41183789134909">
                <text:p>2.41183789134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663993944548135">
                <text:p>-0.663993944548135</text:p>
              </table:table-cell>
              <table:table-cell office:value-type="float" office:value="-0.0778684255338207">
                <text:p>-0.07786842553382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40133164773306">
                <text:p>-1.40133164773306</text:p>
              </table:table-cell>
              <table:table-cell office:value-type="float" office:value="0.922697832019589">
                <text:p>0.922697832019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6879336846517">
                <text:p>0.706879336846517</text:p>
              </table:table-cell>
              <table:table-cell office:value-type="float" office:value="1.36054679796713">
                <text:p>1.360546797967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68924316142099">
                <text:p>-1.68924316142099</text:p>
              </table:table-cell>
              <table:table-cell office:value-type="float" office:value="-0.738872612625757">
                <text:p>-0.738872612625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78965021353565">
                <text:p>-1.78965021353565</text:p>
              </table:table-cell>
              <table:table-cell office:value-type="float" office:value="-0.0883553206680035">
                <text:p>-0.0883553206680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839302933654">
                <text:p>0.42839302933654</text:p>
              </table:table-cell>
              <table:table-cell office:value-type="float" office:value="2.04857873821176">
                <text:p>2.04857873821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87335610346774">
                <text:p>-1.87335610346774</text:p>
              </table:table-cell>
              <table:table-cell office:value-type="float" office:value="0.417193539200637">
                <text:p>0.4171935392006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7271627982288">
                <text:p>1.07271627982288</text:p>
              </table:table-cell>
              <table:table-cell office:value-type="float" office:value="2.23923856964173">
                <text:p>2.23923856964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58377367460374">
                <text:p>0.0658377367460374</text:p>
              </table:table-cell>
              <table:table-cell office:value-type="float" office:value="2.61419473295013">
                <text:p>2.61419473295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51402787070582">
                <text:p>-1.51402787070582</text:p>
              </table:table-cell>
              <table:table-cell office:value-type="float" office:value="-1.36686417613213">
                <text:p>-1.36686417613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00945885920632">
                <text:p>-1.00945885920632</text:p>
              </table:table-cell>
              <table:table-cell office:value-type="float" office:value="-0.308289422701374">
                <text:p>-0.308289422701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35662659454279">
                <text:p>0.535662659454279</text:p>
              </table:table-cell>
              <table:table-cell office:value-type="float" office:value="2.27956668973605">
                <text:p>2.27956668973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5179395796089">
                <text:p>1.65179395796089</text:p>
              </table:table-cell>
              <table:table-cell office:value-type="float" office:value="2.47017646661921">
                <text:p>2.470176466619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37139580277823">
                <text:p>-2.37139580277823</text:p>
              </table:table-cell>
              <table:table-cell office:value-type="float" office:value="-0.320999551073633">
                <text:p>-0.320999551073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911663561217">
                <text:p>1.2911663561217</text:p>
              </table:table-cell>
              <table:table-cell office:value-type="float" office:value="1.28033489488564">
                <text:p>1.280334894885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4437798835095">
                <text:p>0.334437798835095</text:p>
              </table:table-cell>
              <table:table-cell office:value-type="float" office:value="1.04253200594934">
                <text:p>1.04253200594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86289955650969">
                <text:p>-0.686289955650969</text:p>
              </table:table-cell>
              <table:table-cell office:value-type="float" office:value="-0.414795387066422">
                <text:p>-0.414795387066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1.2$Windows_X86_64 LibreOffice_project/620$Build-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